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C" style:family="table">
      <style:table-properties style:width="17cm" table:align="margins"/>
    </style:style>
    <style:style style:name="TOC.A" style:family="table-column">
      <style:table-column-properties style:column-width="8.5cm" style:rel-column-width="32767*"/>
    </style:style>
    <style:style style:name="TOC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  <style:text-properties style:font-name="Impact"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Impact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Impact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Impact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Impact" fo:font-style="normal" style:font-style-asian="normal" style:font-style-complex="normal"/>
    </style:style>
    <style:style style:name="P6" style:family="paragraph" style:parent-style-name="Standard">
      <style:paragraph-properties fo:text-align="end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Impact" fo:font-size="10pt" fo:font-style="italic" style:font-size-asian="8.75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13" style:family="paragraph">
      <style:paragraph-properties fo:text-align="center"/>
    </style:style>
    <style:style style:name="gr1" style:family="graphic">
      <style:graphic-properties svg:stroke-width="0.049cm" draw:marker-start-width="0.43cm" draw:marker-end-width="0.4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D</text:p>
      <text:p text:style-name="P4"/>
      <text:p text:style-name="P4"/>
      <text:p text:style-name="P4"/>
      <text:p text:style-name="P5">[Ver. 0.0.1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rithmetic Librar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2"><text:soft-page-break/>ZED</text:p>
      <text:p text:style-name="P3"/>
      <text:p text:style-name="P8">Table of Contents</text:p>
      <text:p text:style-name="P8"><draw:line text:anchor-type="paragraph" draw:z-index="0" draw:style-name="gr1" draw:text-style-name="P13" svg:x1="0.007cm" svg:y1="1.852cm" svg:x2="16.993cm" svg:y2="1.852cm"><text:p/></draw:line></text:p>
      <text:p text:style-name="P8"/>
      <text:p text:style-name="P8"/>
      <table:table table:name="TOC" table:style-name="TOC">
        <table:table-column table:style-name="TOC.A"/>
        <table:table-column table:style-name="TOC.B"/>
        <table:table-row>
          <table:table-cell office:value-type="string">
            <text:p text:style-name="P11">Overview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Vector2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Vector3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Vector4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Matrix3x3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Matrix4x4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Ray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Plane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Polygon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AABB [Axis-Aligned Bounding Box]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>OBB [Orientated Bounding Box]</text:p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ext:soft-page-break/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  <table:table-row>
          <table:table-cell office:value-type="string">
            <text:p text:style-name="P11"/>
          </table:table-cell>
          <table:table-cell office:value-type="string">
            <text:p text:style-name="P1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Cassidy</meta:initial-creator>
    <meta:creation-date>2011-08-14T17:53:00.25</meta:creation-date>
    <dc:date>2011-11-13T17:42:40.40</dc:date>
    <meta:editing-duration>P1DT19H47M23S</meta:editing-duration>
    <meta:editing-cycles>7</meta:editing-cycles>
    <meta:generator>LibreOffice/3.4$Win32 LibreOffice_project/340m1$Build-402</meta:generator>
    <meta:document-statistic meta:table-count="1" meta:image-count="0" meta:object-count="0" meta:page-count="3" meta:paragraph-count="16" meta:word-count="26" meta:character-count="176" meta:non-whitespace-character-count="166"/>
  </office:meta>
</office:document-meta>
</file>